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8" style:family="table">
      <style:table-properties style:width="14.801cm" table:align="margins"/>
    </style:style>
    <style:style style:name="Tableau8.A" style:family="table-column">
      <style:table-column-properties style:column-width="9.216cm" style:rel-column-width="40808*"/>
    </style:style>
    <style:style style:name="Tableau8.B" style:family="table-column">
      <style:table-column-properties style:column-width="5.584cm" style:rel-column-width="24727*"/>
    </style:style>
    <style:style style:name="Tableau8.A1" style:family="table-cell">
      <style:table-cell-properties fo:padding="0cm" fo:border="none"/>
    </style:style>
    <style:style style:name="P1" style:family="paragraph" style:parent-style-name="Header">
      <style:paragraph-properties fo:text-align="start" style:justify-single-word="false">
        <style:tab-stops>
          <style:tab-stop style:position="6.292cm"/>
          <style:tab-stop style:position="17cm" style:type="right"/>
        </style:tab-stops>
      </style:paragraph-properties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2" style:family="paragraph" style:parent-style-name="Header">
      <style:text-properties style:font-name="Arial" fo:font-size="6pt" style:font-size-asian="5.25pt" style:font-size-complex="6pt"/>
    </style:style>
    <style:style style:name="P3" style:family="paragraph" style:parent-style-name="Header">
      <style:paragraph-properties fo:text-align="center" style:justify-single-word="false"/>
      <style:text-properties style:font-name="Arial" fo:font-size="14pt" officeooo:rsid="001dc580" officeooo:paragraph-rsid="001dc580" style:font-size-asian="14pt" style:font-size-complex="14pt"/>
    </style:style>
    <style:style style:name="P4" style:family="paragraph" style:parent-style-name="Header">
      <style:paragraph-properties fo:text-align="center" style:justify-single-word="false"/>
      <style:text-properties style:font-name="Arial" fo:font-size="12pt" officeooo:rsid="001dc580" officeooo:paragraph-rsid="001dc580" style:font-size-asian="10.5pt" style:font-size-complex="12pt"/>
    </style:style>
    <style:style style:name="P5" style:family="paragraph" style:parent-style-name="Header">
      <style:text-properties fo:font-size="7pt" style:font-size-asian="7pt" style:font-size-complex="7pt"/>
    </style:style>
    <style:style style:name="P6" style:family="paragraph" style:parent-style-name="Table_20_Contents">
      <style:text-properties style:font-name="Arial" fo:font-size="7pt" style:font-size-asian="7pt" style:font-size-complex="7pt"/>
    </style:style>
    <style:style style:name="P7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text-properties style:font-name="Arial" fo:font-size="9pt" style:font-size-asian="9pt" style:font-size-complex="9pt"/>
    </style:style>
    <style:style style:name="P10" style:family="paragraph" style:parent-style-name="Table_20_Contents">
      <style:text-properties style:font-name="Arial" fo:font-size="2pt" style:font-size-asian="1.75pt" style:font-size-complex="2pt"/>
    </style:style>
    <style:style style:name="P1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4" style:family="paragraph" style:parent-style-name="Header">
      <style:paragraph-properties fo:margin-left="0cm" fo:margin-right="-0.097cm" fo:text-align="center" style:justify-single-word="false" fo:text-indent="0cm" style:auto-text-indent="false" text:number-lines="false" text:line-number="0">
        <style:tab-stops>
          <style:tab-stop style:position="6.292cm"/>
          <style:tab-stop style:position="17cm" style:type="right"/>
        </style:tab-stops>
      </style:paragraph-properties>
      <style:text-properties style:font-name="Arial" fo:font-size="8pt" fo:font-style="normal" fo:font-weight="normal" officeooo:rsid="001dc580" officeooo:paragraph-rsid="001e48fa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Header">
      <style:paragraph-properties fo:margin-left="0cm" fo:margin-right="-0.097cm" fo:text-align="start" style:justify-single-word="false" fo:text-indent="0cm" style:auto-text-indent="false" text:number-lines="false" text:line-number="0">
        <style:tab-stops>
          <style:tab-stop style:position="6.292cm"/>
          <style:tab-stop style:position="17cm" style:type="right"/>
        </style:tab-stops>
      </style:paragraph-properties>
      <style:text-properties style:font-name="Arial" fo:font-size="8pt" fo:font-style="normal" fo:font-weight="normal" officeooo:rsid="001dc580" officeooo:paragraph-rsid="002358d9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Header">
      <style:paragraph-properties fo:margin-left="0cm" fo:margin-right="-0.097cm" fo:text-align="center" style:justify-single-word="false" fo:text-indent="0cm" style:auto-text-indent="false" text:number-lines="false" text:line-number="0">
        <style:tab-stops>
          <style:tab-stop style:position="6.292cm"/>
          <style:tab-stop style:position="17cm" style:type="right"/>
        </style:tab-stops>
      </style:paragraph-properties>
      <style:text-properties style:font-name="Arial" fo:font-size="9pt" fo:font-style="normal" fo:font-weight="normal" officeooo:rsid="001dc580" officeooo:paragraph-rsid="001dc580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Header">
      <style:paragraph-properties fo:margin-left="0cm" fo:margin-right="-0.097cm" fo:text-align="center" style:justify-single-word="false" fo:text-indent="0cm" style:auto-text-indent="false" text:number-lines="false" text:line-number="0">
        <style:tab-stops>
          <style:tab-stop style:position="6.292cm"/>
          <style:tab-stop style:position="17cm" style:type="right"/>
        </style:tab-stops>
      </style:paragraph-properties>
      <style:text-properties style:font-name="Arial" fo:font-size="9pt" fo:font-style="normal" fo:font-weight="normal" officeooo:rsid="001dc580" officeooo:paragraph-rsid="001e48fa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Header">
      <style:paragraph-properties fo:margin-left="0cm" fo:margin-right="-0.097cm" fo:text-align="justify" style:justify-single-word="false" fo:text-indent="0cm" style:auto-text-indent="false" text:number-lines="false" text:line-number="0">
        <style:tab-stops>
          <style:tab-stop style:position="6.292cm"/>
          <style:tab-stop style:position="17cm" style:type="right"/>
        </style:tab-stops>
      </style:paragraph-properties>
      <style:text-properties style:font-name="Arial" fo:font-size="9pt" fo:font-style="normal" fo:font-weight="normal" officeooo:rsid="001dc580" officeooo:paragraph-rsid="001dc580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Header">
      <style:paragraph-properties fo:margin-left="0cm" fo:margin-right="-0.097cm" fo:text-align="start" style:justify-single-word="false" fo:text-indent="0cm" style:auto-text-indent="false" text:number-lines="false" text:line-number="0">
        <style:tab-stops>
          <style:tab-stop style:position="6.292cm"/>
          <style:tab-stop style:position="17cm" style:type="right"/>
        </style:tab-stops>
      </style:paragraph-properties>
      <style:text-properties style:font-name="Arial" fo:font-size="9pt" fo:font-style="normal" fo:font-weight="normal" officeooo:rsid="001dc580" officeooo:paragraph-rsid="001dc580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Header">
      <style:paragraph-properties fo:margin-left="0cm" fo:margin-right="-0.097cm" fo:text-align="justify" style:justify-single-word="false" fo:text-indent="0cm" style:auto-text-indent="false" text:number-lines="false" text:line-number="0">
        <style:tab-stops>
          <style:tab-stop style:position="6.292cm"/>
          <style:tab-stop style:position="17cm" style:type="right"/>
        </style:tab-stops>
      </style:paragraph-properties>
      <style:text-properties style:font-name="Arial" fo:font-size="9pt" fo:font-weight="normal" officeooo:rsid="001dc580" officeooo:paragraph-rsid="001dc580" style:font-size-asian="9pt" style:font-weight-asian="normal" style:font-size-complex="9pt" style:font-weight-complex="normal"/>
    </style:style>
    <style:style style:name="P21" style:family="paragraph" style:parent-style-name="Header">
      <style:paragraph-properties fo:margin-left="0cm" fo:margin-right="-0.097cm" fo:text-align="center" style:justify-single-word="false" fo:text-indent="0cm" style:auto-text-indent="false" text:number-lines="false" text:line-number="0">
        <style:tab-stops>
          <style:tab-stop style:position="6.292cm"/>
          <style:tab-stop style:position="17cm" style:type="right"/>
        </style:tab-stops>
      </style:paragraph-properties>
      <style:text-properties style:font-name="Arial" fo:font-size="7pt" fo:font-style="normal" fo:font-weight="normal" officeooo:rsid="001dc580" officeooo:paragraph-rsid="002358d9" style:font-size-asian="7pt" style:font-style-asian="normal" style:font-weight-asian="normal" style:font-size-complex="7pt" style:font-style-complex="normal" style:font-weight-complex="normal"/>
    </style:style>
    <style:style style:name="P22" style:family="paragraph" style:parent-style-name="Header">
      <style:paragraph-properties fo:margin-left="0cm" fo:margin-right="-0.097cm" fo:text-align="start" style:justify-single-word="false" fo:text-indent="0cm" style:auto-text-indent="false" text:number-lines="false" text:line-number="0">
        <style:tab-stops>
          <style:tab-stop style:position="6.292cm"/>
          <style:tab-stop style:position="7.999cm"/>
          <style:tab-stop style:position="17cm" style:type="right"/>
        </style:tab-stops>
      </style:paragraph-properties>
      <style:text-properties officeooo:paragraph-rsid="0024e952"/>
    </style:style>
    <style:style style:name="P23" style:family="paragraph" style:parent-style-name="Header" style:master-page-name="">
      <style:paragraph-properties fo:margin-left="0cm" fo:margin-right="-0.097cm" fo:text-align="start" style:justify-single-word="false" fo:text-indent="0cm" style:auto-text-indent="false" style:page-number="auto" text:number-lines="false" text:line-number="0">
        <style:tab-stops>
          <style:tab-stop style:position="6.292cm"/>
          <style:tab-stop style:position="7.999cm"/>
          <style:tab-stop style:position="17cm" style:type="right"/>
        </style:tab-stops>
      </style:paragraph-properties>
      <style:text-properties officeooo:paragraph-rsid="0027b6ae"/>
    </style:style>
    <style:style style:name="T1" style:family="text">
      <style:text-properties style:font-name="Arial"/>
    </style:style>
    <style:style style:name="T2" style:family="text"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3" style:family="text"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style:font-name="Arial" fo:font-size="9pt" fo:font-style="normal" fo:font-weight="normal" officeooo:rsid="0023d323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14f3f"/>
    </style:style>
    <style:style style:name="fr1" style:family="graphic" style:parent-style-name="Frame">
      <style:graphic-properties fo:margin-left="0cm" fo:margin-right="0cm" style:wrap="none" style:vertical-pos="from-top" style:vertical-rel="page" style:horizontal-pos="from-left" style:horizontal-rel="page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4" text:anchor-type="page" text:anchor-page-number="1" svg:x="0cm" svg:y="5.971cm" svg:width="14.801cm" draw:z-index="0">
        <draw:text-box fo:min-height="2.028cm">
          <table:table table:name="Tableau8" table:style-name="Tableau8">
            <table:table-column table:style-name="Tableau8.A"/>
            <table:table-column table:style-name="Tableau8.B"/>
            <table:table-row>
              <table:table-cell table:style-name="Tableau8.A1" office:value-type="string">
                <text:p text:style-name="P12"/>
              </table:table-cell>
              <table:table-cell table:style-name="Tableau8.A1" office:value-type="string">
                <text:p text:style-name="P7"><text:span text:style-name="T7"><text:placeholder text:placeholder-type="text">&lt;o.partner_id.title and o.partner_id.title.shortcut + ' ' or ''&gt;</text:placeholder></text:span><text:span text:style-name="T7"><text:placeholder text:placeholder-type="text">&lt;o.partner_id.name or ''&gt;</text:placeholder></text:span></text:p>
                <text:p text:style-name="P9"><text:placeholder text:placeholder-type="text">&lt;display_address(o.partner_id) or ''&gt;</text:placeholder></text:p>
              </table:table-cell>
            </table:table-row>
          </table:table>
          <text:p text:style-name="P10"/>
        </draw:text-box>
      </draw:frame>
      <text:p text:style-name="P13"/>
      <text:p text:style-name="P8"/>
      <text:p text:style-name="P23"><text:span text:style-name="T2"><text:tab/><text:tab/></text:span><text:span text:style-name="T4"><text:placeholder text:placeholder-type="text">&lt;company.city and company.city.title() or ''&gt;</text:placeholder></text:span><text:span text:style-name="T4">, </text:span><text:span text:style-name="T5">le </text:span><text:span text:style-name="T5"><text:date style:data-style-name="N76" text:date-value="2015-03-15T15:04:46.451548011">15 mars 2015</text:date></text:span></text:p>
      <text:p text:style-name="P22"><text:span text:style-name="T5"><text:tab/><text:tab/></text:span><text:span text:style-name="T4"> </text:span><text:span text:style-name="T3"><text:s text:c="13"/></text:span></text:p>
      <text:p text:style-name="P15"><text:tab/></text:p>
      <text:p text:style-name="P21"><text:tab/><text:tab/></text:p>
      <text:p text:style-name="P14"/>
      <text:p text:style-name="P14"/>
      <text:p text:style-name="P14"/>
      <text:p text:style-name="P14"/>
      <text:p text:style-name="P17">Cher Monsieur, <text:span text:style-name="T8">chère Madame,</text:span></text:p>
      <text:p text:style-name="P16"/>
      <text:p text:style-name="P20">Nous accusons bonne réception de votre don en date du <text:span text:style-name="T6"><text:placeholder text:placeholder-type="text">&lt;formatLang(o.donation_date, date=True)&gt;</text:placeholder></text:span><text:span text:style-name="T6"> gratifiant l'abbaye Sainte-Madeleine de la somme de </text:span><text:span text:style-name="T6"><text:placeholder text:placeholder-type="text">&lt;o.amount_total and formatLang(o.amount_total) or ''&gt;</text:placeholder></text:span><text:span text:style-name="T6"> €.</text:span></text:p>
      <text:p text:style-name="P18"/>
      <text:p text:style-name="P18">Ce don si charitable nous touche profondément, il permettra de financer <text:span text:style-name="T8">une</text:span> partie <text:span text:style-name="T8">d</text:span>es gros travaux entrepris au monastère.</text:p>
      <text:p text:style-name="P18"/>
      <text:p text:style-name="P18">Je vous prie de recevoir nos plus vifs remerciements avec l'assurance de nos prières à toutes vos intentions.</text:p>
      <text:p text:style-name="P18"/>
      <text:p text:style-name="P18">Vous confiez également à la prière des moines ….. Sachez que la communauté priera à cette intention.</text:p>
      <text:p text:style-name="P18"/>
      <text:p text:style-name="P18">Veuillez agréer, Cher Monsieur, <text:span text:style-name="T8">chère Madame,</text:span> l'assurance de mes religieuses salutations.</text:p>
      <text:p text:style-name="P18"/>
      <text:p text:style-name="P18"/>
      <text:p text:style-name="P18"/>
      <text:p text:style-name="P19"><text:tab/> <text:s text:c="33"/>Frère Ju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margin-top="0cm" fo:margin-bottom="0cm" style:contextual-spacing="false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CS-title1" style:family="paragraph" style:parent-style-name="Table_20_Contents">
      <style:text-properties style:font-name="Arial1" fo:font-family="Arial" style:font-style-name="Negreta" style:font-family-generic="swiss" style:font-pitch="variable" fo:font-size="10pt" fo:font-weight="bold" style:font-size-asian="10.5pt"/>
    </style:style>
    <style:style style:name="TCS-text" style:family="paragraph" style:master-page-name="">
      <style:paragraph-properties fo:text-align="justify" style:justify-single-word="false" style:page-number="auto"/>
      <style:text-properties style:font-name="Arial2" fo:font-family="Arial" style:font-style-name="Normal" style:font-family-generic="swiss" style:font-pitch="variable" fo:font-size="7pt" fo:language="en" fo:country="US" style:font-size-asian="10.5pt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  <style:text-properties fo:font-size="7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ariable" style:family="text">
      <style:text-properties fo:font-style="italic" style:font-style-asian="italic" style:font-style-complex="italic"/>
    </style:style>
    <style:style style:name="Puce2" style:family="text" style:parent-style-name="Numbering_20_Symbols">
      <style:text-properties fo:font-size="8pt" fo:font-weight="bold" style:font-size-asian="8.69999980926514pt"/>
    </style:style>
    <style:style style:name="Puce3" style:family="text" style:parent-style-name="Puce2">
      <style:text-properties fo:font-size="7pt" fo:background-color="transparent" style:font-size-asian="8.69999980926514pt"/>
    </style:style>
    <style:style style:name="Puce1" style:family="text">
      <style:text-properties style:font-name="Arial2" fo:font-family="Arial" style:font-style-name="Normal" style:font-family-generic="swiss" style:font-pitch="variable" fo:font-size="10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2.398cm" fo:margin-left="0cm" fo:margin-right="0.004cm" table:align="margins"/>
    </style:style>
    <style:style style:name="Tableau3.A" style:family="table-column">
      <style:table-column-properties style:column-width="12.398cm" style:rel-column-width="65535*"/>
    </style:style>
    <style:style style:name="Tableau3.1" style:family="table-row">
      <style:table-row-properties style:min-row-height="1.639cm"/>
    </style:style>
    <style:style style:name="Tableau3.A1" style:family="table-cell">
      <style:table-cell-properties fo:padding="0cm" fo:border="none"/>
    </style:style>
    <style:style style:name="MP1" style:family="paragraph" style:parent-style-name="Header">
      <style:paragraph-properties fo:text-align="start" style:justify-single-word="false">
        <style:tab-stops>
          <style:tab-stop style:position="6.292cm"/>
          <style:tab-stop style:position="17cm" style:type="right"/>
        </style:tab-stops>
      </style:paragraph-properties>
      <style:text-properties style:font-name="Arial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MP2" style:family="paragraph" style:parent-style-name="Table_20_Contents">
      <style:text-properties style:font-name="Arial" fo:font-size="7pt" style:font-size-asian="7pt" style:font-size-complex="7pt"/>
    </style:style>
    <style:style style:name="MP3" style:family="paragraph" style:parent-style-name="Header">
      <style:text-properties fo:font-size="7pt" style:font-size-asian="7pt" style:font-size-complex="7pt"/>
    </style:style>
    <style:style style:name="MP4" style:family="paragraph" style:parent-style-name="Header">
      <style:text-properties style:font-name="Arial" fo:font-size="6pt" style:font-size-asian="5.25pt" style:font-size-complex="6pt"/>
    </style:style>
    <style:style style:name="MP5" style:family="paragraph" style:parent-style-name="Header">
      <style:paragraph-properties fo:text-align="center" style:justify-single-word="false"/>
      <style:text-properties style:font-name="Arial" fo:font-size="14pt" officeooo:rsid="001dc580" officeooo:paragraph-rsid="001dc580" style:font-size-asian="14pt" style:font-size-complex="14pt"/>
    </style:style>
    <style:style style:name="MP6" style:family="paragraph" style:parent-style-name="Header">
      <style:paragraph-properties fo:text-align="center" style:justify-single-word="false"/>
      <style:text-properties style:font-name="Arial" fo:font-size="12pt" officeooo:rsid="001dc580" officeooo:paragraph-rsid="001dc580" style:font-size-asian="10.5pt" style:font-size-complex="12pt"/>
    </style:style>
    <style:style style:name="MP7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MT1" style:family="text">
      <style:text-properties style:font-name="Arial"/>
    </style:style>
    <style:page-layout style:name="Mpm1">
      <style:page-layout-properties fo:page-width="14.801cm" fo:page-height="21.001cm" style:num-format="1" style:print-orientation="portrait" fo:margin-top="1.101cm" fo:margin-bottom="0.9cm" fo:margin-left="1.199cm" fo:margin-right="1.199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6cm" fo:margin-left="0cm" fo:margin-right="0cm" fo:margin-top="0.199cm" style:dynamic-spacing="false"/>
      </style:footer-style>
    </style:page-layout>
    <style:page-layout style:name="Mpm2">
      <style:page-layout-properties fo:page-width="14.801cm" fo:page-height="21.001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row table:style-name="Tableau3.1">
            <table:table-cell table:style-name="Tableau3.A1" office:value-type="string">
              <text:p text:style-name="MP1"><text:placeholder text:placeholder-type="text">&lt;company.name or ''&gt;</text:placeholder></text:p>
              <text:p text:style-name="MP2"><text:placeholder text:placeholder-type="text">&lt;display_address(o.company_id.partner_id) or ''&gt;</text:placeholder></text:p>
              <text:p text:style-name="MP3"><text:span text:style-name="MT1">Tél. : </text:span><text:span text:style-name="MT1"><text:placeholder text:placeholder-type="text">&lt;company.phone or ''&gt;</text:placeholder></text:span></text:p>
              <text:p text:style-name="MP4"/>
              <text:p text:style-name="MP4"/>
              <text:p text:style-name="MP5">+</text:p>
            </table:table-cell>
          </table:table-row>
        </table:table>
        <text:p text:style-name="MP6">PAX</text:p>
      </style:header>
      <style:footer>
        <text:p text:style-name="MP7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emeaulte </meta:initial-creator>
    <meta:creation-date>2010-04-13T10:53:51</meta:creation-date>
    <dc:date>2015-03-15T15:04:46.373455011</dc:date>
    <meta:editing-duration>P2DT16M28S</meta:editing-duration>
    <meta:editing-cycles>596</meta:editing-cycles>
    <meta:generator>LibreOffice/4.2.7.2$Linux_X86_64 LibreOffice_project/420m0$Build-2</meta:generator>
    <dc:creator>Alexis Lattre</dc:creator>
    <meta:document-statistic meta:table-count="2" meta:image-count="0" meta:object-count="0" meta:page-count="1" meta:paragraph-count="18" meta:word-count="129" meta:character-count="974" meta:non-whitespace-character-count="804"/>
    <meta:user-defined meta:name="Info 1"/>
    <meta:user-defined meta:name="Info 2"/>
    <meta:user-defined meta:name="Info 3"/>
    <meta:user-defined meta:name="Info 4"/>
  </office:meta>
</office:document-meta>
</file>